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529cm" fo:min-width="0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layer="layout" svg:width="19.563cm" svg:height="15.203cm" svg:x="4.437cm" svg:y="3cm">
          <draw:text-box>
            <text:p>8上-英语-人教版 unit 2</text:p>
            <text:p/>
            <text:p>pack / package</text:p>
            <text:p/>
            <text:p>living room / family room / dining room / bed room / bathroom / washroom / kitchen / closet / balcony / basement</text:p>
            <text:p/>
            <text:p>go shopping / go swimming / go skating / go skiing / go camping</text:p>
            <text:p/>
            <text:p>hang up / hold on</text:p>
            <text:p/>
            <text:p>borrow / lend</text:p>
            <text:p/>
            <text:p>wherever / whenever / whoever</text:p>
            <text:p/>
            <text:p>plate / bowl / dish / dish washer / spoon / fork</text:p>
            <text:p/>
            <text:p>appartment / house</text:p>
            <text:p/>
            <text:p/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1H4M45S</meta:editing-duration>
    <meta:editing-cycles>15</meta:editing-cycles>
    <meta:generator>OpenOffice/4.1.15$Win32 OpenOffice.org_project/4115m2$Build-9813</meta:generator>
    <dc:date>2025-10-01T22:50:15.41</dc:date>
    <dc:creator>Eric Zhang</dc:creator>
    <meta:document-statistic meta:object-count="24"/>
  </office:meta>
</office:document-meta>
</file>